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24-02-2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23-01-3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22-01-25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21-06-2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21-02-0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20-01-0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19-01-1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18-01-2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17-01-0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16-01-0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15-01-0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14-01-1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13-01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12-01-1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11-02-01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1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0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0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0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200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9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9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9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9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9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8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8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82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8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7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78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30105450001</text:p>
          </table:table-cell>
          <table:table-cell office:value-type="string" calcext:value-type="string">
            <text:p>1967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